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13.98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north_leather,itm_north_leather_ok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north_leather,itm_north_leather_ok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6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6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b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a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b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b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40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3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7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7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42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4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42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4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4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21:49:39.7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1-03-02T22:18:14.455000000</dc:date>
    <meta:editing-cycles>448</meta:editing-cycles>
    <meta:editing-duration>P5DT16H5M13S</meta:editing-duration>
    <dc:creator>Jöran Balks</dc:creator>
    <meta:document-statistic meta:table-count="2" meta:cell-count="7115" meta:object-count="0"/>
  </office:meta>
</office:document-meta>
</file>